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C0000014E3C2866CF3DA2E037.png" manifest:media-type="image/png"/>
  <manifest:file-entry manifest:full-path="Pictures/10000201000001330000014E2E0DE927928F36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2cm" svg:stroke-color="#999999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color="#999999" draw:fill="solid" draw:fill-color="#999999" draw:opacity="10%" draw:textarea-horizontal-align="justify" draw:textarea-vertical-align="middle" draw:auto-grow-height="false" fo:min-height="3.36cm" fo:min-width="4.21cm" draw:shadow-opacity="1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955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objectwithoutfill">
      <style:graphic-properties draw:stroke="dash" draw:stroke-dash="Ultrafine_20_2_20_Dots_20_3_20_Dashes"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fo:min-height="1.102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standard">
      <style:graphic-properties draw:stroke="none" svg:stroke-color="#000000" draw:fill="none" draw:fill-color="#ffffff" fo:min-height="3.076cm"/>
    </style:style>
    <style:style style:name="gr10" style:family="graphic" style:parent-style-name="standard">
      <style:graphic-properties draw:stroke="none" svg:stroke-color="#000000" draw:fill="none" draw:fill-color="#ffffff" fo:min-height="4.55cm"/>
    </style:style>
    <style:style style:name="gr11" style:family="graphic" style:parent-style-name="standard">
      <style:graphic-properties draw:stroke="dash" draw:stroke-dash="Fine_20_Dashed" svg:stroke-width="0.1cm" svg:stroke-color="#cccccc" draw:marker-start-width="0.5cm" draw:marker-end-width="0.5cm" draw:fill="solid" draw:fill-color="#cccccc" draw:opacity="10%" draw:textarea-horizontal-align="justify" draw:textarea-vertical-align="middle" draw:auto-grow-height="false" fo:min-height="21.598cm" fo:min-width="21.248cm" fo:padding-top="0.175cm" fo:padding-bottom="0.175cm" fo:padding-left="0.3cm" fo:padding-right="0.3cm" draw:shadow-opacity="10%"/>
    </style:style>
    <style:style style:name="gr12" style:family="graphic" style:parent-style-name="standard">
      <style:graphic-properties draw:stroke="none" svg:stroke-color="#000000" draw:fill="none" draw:fill-color="#ffffff" fo:min-height="2.0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9999" draw:opacity="1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999999" draw:opacity="10%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font-size="28pt" style:font-size-asian="28pt" style:font-size-complex="18pt"/>
    </style:style>
    <style:style style:name="P8" style:family="paragraph">
      <loext:graphic-properties draw:fill="solid" draw:fill-color="#cccccc" draw:opacity="1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4.453cm" svg:height="5.273cm" svg:x="4.747cm" svg:y="2.1cm">
            <draw:image xlink:href="Pictures/10000201000001330000014E2E0DE927928F3640.png" xlink:type="simple" xlink:show="embed" xlink:actuate="onLoad" loext:mime-type="image/png">
              <text:p/>
            </draw:image>
          </draw:frame>
          <draw:frame draw:style-name="gr1" draw:text-style-name="P1" draw:layer="layout" svg:width="4.816cm" svg:height="5.273cm" svg:x="1.917cm" svg:y="4.427cm">
            <draw:image xlink:href="Pictures/100002010000014C0000014E3C2866CF3DA2E037.png" xlink:type="simple" xlink:show="embed" xlink:actuate="onLoad" loext:mime-type="image/png">
              <text:p/>
            </draw:image>
          </draw:frame>
        </draw:g>
        <draw:line draw:style-name="gr2" draw:text-style-name="P1" draw:layer="layout" svg:x1="18.1cm" svg:y1="14.1cm" svg:x2="39.9cm" svg:y2="14cm">
          <text:p/>
        </draw:line>
        <draw:custom-shape draw:style-name="gr3" draw:text-style-name="P3" draw:layer="layout" svg:width="5.1cm" svg:height="4cm" svg:x="10.9cm" svg:y="8cm">
          <text:p text:style-name="P2">コンテナ</text:p>
          <text:p text:style-name="P2">nginx-ingress</text:p>
          <text:p text:style-name="P2">(Webプロキシ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056cm" svg:y1="22.154cm" svg:x2="18cm" svg:y2="5cm">
          <text:p/>
        </draw:line>
        <draw:line draw:style-name="gr2" draw:text-style-name="P1" draw:layer="layout" svg:x1="16cm" svg:y1="10.1cm" svg:x2="18cm" svg:y2="10.1cm">
          <text:p/>
        </draw:line>
        <draw:custom-shape draw:style-name="gr3" draw:text-style-name="P3" draw:layer="layout" svg:width="5.1cm" svg:height="4cm" svg:x="10.95cm" svg:y="16cm">
          <text:p text:style-name="P2">コンテナ</text:p>
          <text:p text:style-name="P2">ssh-gw</text:p>
          <text:p text:style-name="P2">(sshプロキシ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.05cm" svg:y1="18.1cm" svg:x2="18.05cm" svg:y2="18.1cm">
          <text:p/>
        </draw:line>
        <draw:custom-shape draw:style-name="gr3" draw:text-style-name="P3" draw:layer="layout" svg:width="5.1cm" svg:height="4cm" svg:x="19.951cm" svg:y="16cm">
          <text:p text:style-name="P2">コンテナ</text:p>
          <text:p text:style-name="P2">user01</text:p>
          <text:p text:style-name="P2">(debianベース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.05cm" svg:y1="18.1cm" svg:x2="18.05cm" svg:y2="18.1cm">
          <text:p/>
        </draw:line>
        <draw:line draw:style-name="gr2" draw:text-style-name="P1" draw:layer="layout" svg:x1="22.435cm" svg:y1="16.1cm" svg:x2="22.465cm" svg:y2="14.1cm">
          <text:p/>
        </draw:line>
        <draw:custom-shape draw:style-name="gr3" draw:text-style-name="P3" draw:layer="layout" svg:width="5.1cm" svg:height="4cm" svg:x="26.052cm" svg:y="15.951cm">
          <text:p text:style-name="P2">コンテナ</text:p>
          <text:p text:style-name="P2">user02</text:p>
          <text:p text:style-name="P2">(debianベース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8.536cm" svg:y1="16.051cm" svg:x2="28.566cm" svg:y2="14.051cm">
          <text:p/>
        </draw:line>
        <draw:custom-shape draw:style-name="gr3" draw:text-style-name="P3" draw:layer="layout" svg:width="5.1cm" svg:height="4cm" svg:x="34.953cm" svg:y="15.902cm">
          <text:p text:style-name="P2">コンテナ</text:p>
          <text:p text:style-name="P2">user30</text:p>
          <text:p text:style-name="P2">(debianベース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7.437cm" svg:y1="16.002cm" svg:x2="37.467cm" svg:y2="14.002cm">
          <text:p/>
        </draw:line>
        <draw:frame draw:style-name="gr4" draw:text-style-name="P4" draw:layer="layout" svg:width="1.455cm" svg:height="0.886cm" svg:x="32.2cm" svg:y="17.5cm">
          <draw:text-box>
            <text:p><text:span text:style-name="T1">・・</text:span>・</text:p>
          </draw:text-box>
        </draw:frame>
        <draw:custom-shape draw:style-name="gr3" draw:text-style-name="P5" draw:layer="layout" svg:width="5.1cm" svg:height="4cm" svg:x="23.052cm" svg:y="8.051cm">
          <text:p text:style-name="P2"><text:span text:style-name="T2">コンテナ</text:span></text:p>
          <text:p text:style-name="P2"><text:span text:style-name="T2">debian-pc</text:span></text:p>
          <text:p text:style-name="P2"><text:span text:style-name="T2">(debian</text:span><text:span text:style-name="T2">ベー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25.536cm" svg:y1="14.051cm" svg:x2="25.566cm" svg:y2="12.051cm">
          <text:p/>
        </draw:line>
        <draw:frame draw:style-name="gr5" draw:text-style-name="P4" draw:layer="layout" svg:width="21cm" svg:height="1.8cm" svg:x="19cm" svg:y="6cm">
          <draw:text-box>
            <text:p>debian-pcコンテナのコピーがuserNNコンテナ群です。</text:p>
            <text:p>演習では使いませんが、デバッグ目的でdebian-pcコンテナも起動しています</text:p>
          </draw:text-box>
        </draw:frame>
        <draw:line draw:style-name="gr6" draw:text-style-name="P1" draw:layer="layout" svg:x1="7.9cm" svg:y1="8.1cm" svg:x2="11cm" svg:y2="10.1cm">
          <text:p/>
        </draw:line>
        <draw:line draw:style-name="gr6" draw:text-style-name="P1" draw:layer="layout" svg:x1="4.95cm" svg:y1="9.95cm" svg:x2="11cm" svg:y2="18.2cm">
          <text:p/>
        </draw:line>
        <draw:line draw:style-name="gr6" draw:text-style-name="P1" draw:layer="layout" svg:x1="15.95cm" svg:y1="11.75cm" svg:x2="20.4cm" svg:y2="16cm">
          <text:p/>
        </draw:line>
        <draw:line draw:style-name="gr6" draw:text-style-name="P1" draw:layer="layout" svg:x1="16cm" svg:y1="19cm" svg:x2="20cm" svg:y2="19.1cm">
          <text:p/>
        </draw:line>
        <draw:frame draw:style-name="gr7" draw:text-style-name="P7" draw:layer="layout" svg:width="3.2cm" svg:height="1.352cm" svg:x="8.2cm" svg:y="7.3cm">
          <draw:text-box>
            <text:p><text:span text:style-name="T3">HTTP</text:span></text:p>
          </draw:text-box>
        </draw:frame>
        <draw:frame draw:style-name="gr8" draw:text-style-name="P7" draw:layer="layout" svg:width="5.2cm" svg:height="1.7cm" svg:x="12.9cm" svg:y="13cm">
          <draw:text-box>
            <text:p><text:span text:style-name="T3">HTTP (*1)</text:span></text:p>
          </draw:text-box>
        </draw:frame>
        <draw:frame draw:style-name="gr5" draw:text-style-name="P7" draw:layer="layout" svg:width="16.2cm" svg:height="1.8cm" svg:x="15.8cm" svg:y="20.2cm">
          <draw:text-box>
            <text:p><text:span text:style-name="T3">SSH (*3)</text:span></text:p>
          </draw:text-box>
        </draw:frame>
        <draw:frame draw:style-name="gr9" draw:text-style-name="P7" draw:layer="layout" svg:width="7.8cm" svg:height="3.326cm" svg:x="4cm" svg:y="14cm">
          <draw:text-box>
            <text:p><text:span text:style-name="T3">SSH (*2)</text:span></text:p>
            <text:p><text:span text:style-name="T3"/></text:p>
            <text:p><text:span text:style-name="T3"/></text:p>
          </draw:text-box>
        </draw:frame>
        <draw:frame draw:style-name="gr10" draw:text-style-name="P4" draw:layer="layout" svg:width="36.1cm" svg:height="4.8cm" svg:x="2.9cm" svg:y="22.1cm">
          <draw:text-box>
            <text:p><text:span text:style-name="T3">*1 URL</text:span><text:span text:style-name="T3">のドメイン名を元に該当コンテナへ転送する </text:span></text:p>
            <text:p><text:span text:style-name="T3">*2 </text:span><text:span text:style-name="T3">パスワード認証</text:span><text:span text:style-name="T3">(ssh-gw</text:span><text:span text:style-name="T3">コンテナはパスワード認証</text:span><text:span text:style-name="T3">)</text:span></text:p>
            <text:p><text:span text:style-name="T3">*3 </text:span><text:span text:style-name="T3">認証なしでユーザ</text:span><text:span text:style-name="T3">admin</text:span><text:span text:style-name="T3">へログイン</text:span><text:span text:style-name="T3">(ssh-gw</text:span><text:span text:style-name="T3">〜</text:span><text:span text:style-name="T3">userNN</text:span><text:span text:style-name="T3">コンテナ間は認証なし</text:span><text:span text:style-name="T3">)</text:span></text:p>
          </draw:text-box>
        </draw:frame>
        <draw:custom-shape draw:style-name="gr11" draw:text-style-name="P8" draw:layer="layout" svg:width="24.1cm" svg:height="24.2cm" svg:x="16.9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18.2cm" svg:height="2.308cm" svg:x="19.9cm" svg:y="2.9cm">
          <draw:text-box>
            <text:p>Dockerで本演習専用のネットワーク(例: 172.18.0.0/16)を作り、</text:p>
            <text:p>演習用コンテナ群(debian-pc, userNN)は、その中で走っています。</text:p>
            <text:p>これらのコンテナ群はインターネットに見えていないことに注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31T17:38:16.949087808</meta:creation-date>
    <dc:date>2024-08-03T12:48:32.483076672</dc:date>
    <meta:editing-duration>PT18M11S</meta:editing-duration>
    <meta:editing-cycles>5</meta:editing-cycles>
    <meta:generator>LibreOffice/6.1.5.2$Linux_X86_64 LibreOffice_project/10$Build-2</meta:generator>
    <meta:document-statistic meta:object-count="31"/>
  </office:meta>
</office:document-meta>
</file>